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4pt" fo:font-style="italic" style:text-underline-style="solid" style:text-underline-width="auto" style:text-underline-color="font-color" fo:font-weight="bold" officeooo:rsid="0015cc96" officeooo:paragraph-rsid="0015cc96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7cde" officeooo:paragraph-rsid="001a7cde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fad14" officeooo:paragraph-rsid="001fad14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03666" officeooo:paragraph-rsid="00203666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05efb" officeooo:paragraph-rsid="00205efb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06771" officeooo:paragraph-rsid="00206771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a7cde" officeooo:paragraph-rsid="001a7cd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1fad14" officeooo:paragraph-rsid="001fad14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05efb" officeooo:paragraph-rsid="00205efb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officeooo:rsid="0015cc96" officeooo:paragraph-rsid="0015cc9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15cc96" officeooo:paragraph-rsid="0015cc96" style:font-style-asian="normal" style:font-weight-asian="normal" style:font-style-complex="normal" style:font-weight-complex="normal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ffff99" fo:font-weight="bold" style:font-weight-asian="bold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ff00ff"/>
    </style:style>
    <style:style style:name="T1" style:family="text">
      <style:text-properties officeooo:rsid="001a8103"/>
    </style:style>
    <style:style style:name="T2" style:family="text">
      <style:text-properties officeooo:rsid="001b8bc6"/>
    </style:style>
    <style:style style:name="T3" style:family="text">
      <style:text-properties officeooo:rsid="001fad14"/>
    </style:style>
    <style:style style:name="T4" style:family="text">
      <style:text-properties officeooo:rsid="00203666"/>
    </style:style>
    <style:style style:name="T5" style:family="text">
      <style:text-properties officeooo:rsid="00206771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ydeChat</text:p>
      <text:p text:style-name="P10"/>
      <text:p text:style-name="P11"/>
      <text:p text:style-name="P11"><draw:frame text:anchor-type="paragraph" draw:z-index="0" draw:style-name="gr1" draw:text-style-name="P13" svg:width="1.0835in" svg:height="0.2087in" svg:x="2.8319in" svg:y="0.0472in"><draw:text-box><text:p text:style-name="P12"><text:span text:style-name="T6">Super Admin</text:span></text:p></draw:text-box></draw:frame><draw:line text:anchor-type="paragraph" draw:z-index="1" draw:style-name="gr2" draw:text-style-name="P12" svg:x1="3.3736in" svg:y1="0.3283in" svg:x2="3.3736in" svg:y2="0.8283in"><text:p/></draw:line><draw:line text:anchor-type="paragraph" draw:z-index="4" draw:style-name="gr2" draw:text-style-name="P12" svg:x1="3.3736in" svg:y1="0.8283in" svg:x2="6.7382in" svg:y2="0.8283in"><text:p/></draw:line><draw:line text:anchor-type="paragraph" draw:z-index="5" draw:style-name="gr2" draw:text-style-name="P12" svg:x1="6.7382in" svg:y1="0.8283in" svg:x2="6.7382in" svg:y2="1.5264in"><text:p/></draw:line><draw:line text:anchor-type="paragraph" draw:z-index="6" draw:style-name="gr2" draw:text-style-name="P12" svg:x1="3.3736in" svg:y1="0.8283in" svg:x2="3.3736in" svg:y2="1.4012in"><text:p/></draw:line><draw:line text:anchor-type="paragraph" draw:z-index="9" draw:style-name="gr2" draw:text-style-name="P12" svg:x1="3.3736in" svg:y1="1.3492in" svg:x2="3.3736in" svg:y2="1.5366in"><text:p/></draw:line><draw:frame text:anchor-type="paragraph" draw:z-index="12" draw:style-name="gr7" draw:text-style-name="P14" svg:width="0.5524in" svg:height="0.3843in" svg:x="0.5299in" svg:y="2.3807in"><draw:text-box><text:p>User Agent 2</text:p></draw:text-box></draw:frame><draw:line text:anchor-type="paragraph" draw:z-index="14" draw:style-name="gr2" draw:text-style-name="P12" svg:x1="0.0819in" svg:y1="2.1307in" svg:x2="1.3319in" svg:y2="2.1307in"><text:p/></draw:line><draw:line text:anchor-type="paragraph" draw:z-index="16" draw:style-name="gr2" draw:text-style-name="P12" svg:x1="0.0819in" svg:y1="2.1307in" svg:x2="0.0819in" svg:y2="2.3705in"><text:p/></draw:line><draw:frame text:anchor-type="paragraph" draw:z-index="17" draw:style-name="gr6" draw:text-style-name="P14" svg:width="0.5941in" svg:height="0.3843in" svg:x="1.1756in" svg:y="2.3807in"><draw:text-box><text:p>User Agent n</text:p></draw:text-box></draw:frame><draw:line text:anchor-type="paragraph" draw:z-index="18" draw:style-name="gr2" draw:text-style-name="P12" svg:x1="1.3217in" svg:y1="2.3807in" svg:x2="1.3319in" svg:y2="2.1307in"><text:p/></draw:line><draw:frame text:anchor-type="paragraph" draw:z-index="19" draw:style-name="gr8" draw:text-style-name="P14" svg:width="0.5835in" svg:height="0.4169in" svg:x="2.478in" svg:y="2.2035in"><draw:text-box><text:p>User Agent 1</text:p></draw:text-box></draw:frame><draw:frame text:anchor-type="paragraph" draw:z-index="20" draw:style-name="gr7" draw:text-style-name="P14" svg:width="0.5524in" svg:height="0.3843in" svg:x="3.061in" svg:y="2.2035in"><draw:text-box><text:p>User Agent 2</text:p></draw:text-box></draw:frame><draw:frame text:anchor-type="paragraph" draw:z-index="21" draw:style-name="gr9" draw:text-style-name="P14" svg:width="0.5941in" svg:height="0.3858in" svg:x="3.6965in" svg:y="2.2035in"><draw:text-box><text:p>User Agent n</text:p></draw:text-box></draw:frame><draw:line text:anchor-type="paragraph" draw:z-index="22" draw:style-name="gr2" draw:text-style-name="P12" svg:x1="3.3634in" svg:y1="1.7346in" svg:x2="3.3634in" svg:y2="1.9327in"><text:p/></draw:line><draw:line text:anchor-type="paragraph" draw:z-index="23" draw:style-name="gr2" draw:text-style-name="P12" svg:x1="2.6028in" svg:y1="1.9327in" svg:x2="3.9047in" svg:y2="1.9327in"><text:p/></draw:line><draw:line text:anchor-type="paragraph" draw:z-index="24" draw:style-name="gr2" draw:text-style-name="P12" svg:x1="3.2591in" svg:y1="1.9327in" svg:x2="3.2591in" svg:y2="2.2035in"><text:p/></draw:line><draw:line text:anchor-type="paragraph" draw:z-index="25" draw:style-name="gr2" draw:text-style-name="P12" svg:x1="3.9047in" svg:y1="1.9327in" svg:x2="3.9047in" svg:y2="2.2035in"><text:p/></draw:line><draw:line text:anchor-type="paragraph" draw:z-index="26" draw:style-name="gr2" draw:text-style-name="P12" svg:x1="2.6028in" svg:y1="1.9327in" svg:x2="2.6028in" svg:y2="2.2035in"><text:p/></draw:line><draw:frame text:anchor-type="paragraph" draw:z-index="27" draw:style-name="gr9" draw:text-style-name="P14" svg:width="0.5524in" svg:height="0.3858in" svg:x="5.7071in" svg:y="2.2972in"><draw:text-box><text:p>User Agent 1</text:p></draw:text-box></draw:frame><draw:frame text:anchor-type="paragraph" draw:z-index="28" draw:style-name="gr10" draw:text-style-name="P14" svg:width="0.5524in" svg:height="0.4276in" svg:x="6.3319in" svg:y="2.2972in"><draw:text-box><text:p>User Agent 2</text:p></draw:text-box></draw:frame><draw:frame text:anchor-type="paragraph" draw:z-index="29" draw:style-name="gr11" draw:text-style-name="P14" svg:width="0.5524in" svg:height="0.3843in" svg:x="6.9465in" svg:y="2.2972in"><draw:text-box><text:p>User Agent n</text:p></draw:text-box></draw:frame><draw:line text:anchor-type="paragraph" draw:z-index="30" draw:style-name="gr2" draw:text-style-name="P12" svg:x1="6.7382in" svg:y1="1.7555in" svg:x2="6.7382in" svg:y2="2.0575in"><text:p/></draw:line><draw:line text:anchor-type="paragraph" draw:z-index="31" draw:style-name="gr2" draw:text-style-name="P12" svg:x1="5.811in" svg:y1="2.0575in" svg:x2="7.1445in" svg:y2="2.0575in"><text:p/></draw:line><draw:line text:anchor-type="paragraph" draw:z-index="32" draw:style-name="gr2" draw:text-style-name="P12" svg:x1="7.1445in" svg:y1="2.0575in" svg:x2="7.1445in" svg:y2="2.224in"><text:p/></draw:line><draw:line text:anchor-type="paragraph" draw:z-index="33" draw:style-name="gr2" draw:text-style-name="P12" svg:x1="6.4984in" svg:y1="2.0575in" svg:x2="6.4984in" svg:y2="2.2972in"><text:p/></draw:line><draw:frame text:anchor-type="paragraph" draw:z-index="11" draw:style-name="gr6" draw:text-style-name="P15" svg:width="0.5732in" svg:height="0.3843in" svg:x="-0.1264in" svg:y="2.3701in"><draw:text-box><text:p>User <text:s/>Agent 1</text:p></draw:text-box></draw:frame></text:p>
      <text:p text:style-name="P11"/>
      <text:p text:style-name="P11"/>
      <text:p text:style-name="P11"/>
      <text:p text:style-name="P11"/>
      <text:p text:style-name="P11"><draw:line text:anchor-type="paragraph" draw:z-index="3" draw:style-name="gr2" draw:text-style-name="P12" svg:x1="0.5299in" svg:y1="0.0264in" svg:x2="0.5299in" svg:y2="0.7244in"><text:p/></draw:line><draw:line text:anchor-type="paragraph" draw:z-index="2" draw:style-name="gr2" draw:text-style-name="P12" svg:x1="3.3736in" svg:y1="0.0264in" svg:x2="0.5299in" svg:y2="0.0264in"><text:p/></draw:line></text:p>
      <text:p text:style-name="P11"/>
      <text:p text:style-name="P11"/>
      <text:p text:style-name="P11"/>
      <text:p text:style-name="P11"><draw:frame text:anchor-type="paragraph" draw:z-index="7" draw:style-name="gr3" draw:text-style-name="P14" svg:width="1.0315in" svg:height="0.2713in" svg:x="0.0193in" svg:y="0.0827in"><draw:text-box><text:p>Organisation 1</text:p></draw:text-box></draw:frame><draw:frame text:anchor-type="paragraph" draw:z-index="8" draw:style-name="gr4" draw:text-style-name="P14" svg:width="1.0315in" svg:height="0.198in" svg:x="2.8528in" svg:y="0.0929in"><draw:text-box><text:p>Organisation 2</text:p></draw:text-box></draw:frame><draw:frame text:anchor-type="paragraph" draw:z-index="10" draw:style-name="gr5" draw:text-style-name="P14" svg:width="1.063in" svg:height="0.2295in" svg:x="6.2382in" svg:y="0.0827in"><draw:text-box><text:p>Organisation 3</text:p></draw:text-box></draw:frame></text:p>
      <text:p text:style-name="P11"><draw:line text:anchor-type="paragraph" draw:z-index="13" draw:style-name="gr2" draw:text-style-name="P12" svg:x1="0.5091in" svg:y1="0.1409in" svg:x2="0.5091in" svg:y2="0.5264in"><text:p/></draw:line></text:p>
      <text:p text:style-name="P11"/>
      <text:p text:style-name="P11"><draw:line text:anchor-type="paragraph" draw:z-index="34" draw:style-name="gr2" draw:text-style-name="P12" svg:x1="5.811in" svg:y1="0.1327in" svg:x2="5.811in" svg:y2="0.3724in"><text:p/></draw:line></text:p>
      <text:p text:style-name="P11"><draw:line text:anchor-type="paragraph" draw:z-index="15" draw:style-name="gr2" draw:text-style-name="P12" svg:x1="0.7382in" svg:y1="0.0453in" svg:x2="0.7382in" svg:y2="0.2953in"><text:p/></draw:line></text:p>
      <text:p text:style-name="P11"/>
      <text:p text:style-name="P11"/>
      <text:p text:style-name="P11"/>
      <text:p text:style-name="P11"/>
      <text:p text:style-name="P11"/>
      <text:p text:style-name="P11"/>
      <text:p text:style-name="P7">Super Admin:</text:p>
      <text:p text:style-name="P2"/>
      <text:p text:style-name="P2">1) Login</text:p>
      <text:p text:style-name="P2">2) List of Organi<text:span text:style-name="T3">z</text:span>ation<text:span text:style-name="T2">(Create, Edit, Update, Delete)</text:span></text:p>
      <text:p text:style-name="P2">3) List of <text:span text:style-name="T1">User </text:span>Agent <text:span text:style-name="T2">(Create, Edit, Update, Delete)</text:span></text:p>
      <text:p text:style-name="P2">4) Price List </text:p>
      <text:p text:style-name="P2">5) Permission</text:p>
      <text:p text:style-name="P6">6) Logout</text:p>
      <text:p text:style-name="P2"/>
      <text:p text:style-name="P8">Organization:</text:p>
      <text:p text:style-name="P3"/>
      <text:p text:style-name="P3">1) <text:span text:style-name="T4">Login</text:span></text:p>
      <text:p text:style-name="P4">2) List of User Agent (Add, Edit, Update, Delete)</text:p>
      <text:p text:style-name="P4">3) Chat History</text:p>
      <text:p text:style-name="P4">4) Agent Rating</text:p>
      <text:p text:style-name="P4">5) Permission</text:p>
      <text:p text:style-name="P6">6) Logout</text:p>
      <text:p text:style-name="P6"/>
      <text:p text:style-name="P9">User Agent:</text:p>
      <text:p text:style-name="P5"/>
      <text:p text:style-name="P5">1) Login</text:p>
      <text:p text:style-name="P5">2) Chat <text:span text:style-name="T5">Screen</text:span></text:p>
      <text:p text:style-name="P5"><text:span text:style-name="T5">3</text:span>) Chat History &amp; Rating</text:p>
      <text:p text:style-name="P6">4) Logout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0:28.221000000</meta:creation-date>
    <dc:date>2016-08-15T18:01:03.598000000</dc:date>
    <meta:editing-duration>PT34M57S</meta:editing-duration>
    <meta:editing-cycles>15</meta:editing-cycles>
    <meta:generator>LibreOffice/5.0.0.5$Windows_X86_64 LibreOffice_project/1b1a90865e348b492231e1c451437d7a15bb262b</meta:generator>
    <meta:document-statistic meta:table-count="0" meta:image-count="0" meta:object-count="0" meta:page-count="1" meta:paragraph-count="20" meta:word-count="64" meta:character-count="357" meta:non-whitespace-character-count="312"/>
  </office:meta>
</office:document-meta>
</file>